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CMR10" svg:font-family="CMR10"/>
    <style:font-face style:name="OpenSymbol" svg:font-family="OpenSymbol"/>
    <style:font-face style:name="ArialMT" svg:font-family="ArialMT" style:font-family-generic="swiss"/>
    <style:font-face style:name="Monaco" svg:font-family="Monac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Table2" style:family="table">
      <style:table-properties style:width="15.921cm" table:align="margins" style:writing-mode="lr-tb"/>
    </style:style>
    <style:style style:name="Table2.A" style:family="table-column">
      <style:table-column-properties style:column-width="3.877cm" style:rel-column-width="2198*"/>
    </style:style>
    <style:style style:name="Table2.B" style:family="table-column">
      <style:table-column-properties style:column-width="2.138cm" style:rel-column-width="1212*"/>
    </style:style>
    <style:style style:name="Table2.C" style:family="table-column">
      <style:table-column-properties style:column-width="4.914cm" style:rel-column-width="2786*"/>
    </style:style>
    <style:style style:name="Table2.D" style:family="table-column">
      <style:table-column-properties style:column-width="4.992cm" style:rel-column-width="2830*"/>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5.875cm" table:align="left" style:writing-mode="lr-tb"/>
    </style:style>
    <style:style style:name="Table1.A" style:family="table-column">
      <style:table-column-properties style:column-width="3.542cm"/>
    </style:style>
    <style:style style:name="Table1.B" style:family="table-column">
      <style:table-column-properties style:column-width="2.076cm"/>
    </style:style>
    <style:style style:name="Table1.C" style:family="table-column">
      <style:table-column-properties style:column-width="10.257cm"/>
    </style:style>
    <style:style style:name="Table1.A1" style:family="table-cell">
      <style:table-cell-properties fo:padding="0.097cm" fo:border-left="0.002cm solid #000000" fo:border-right="none"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P1" style:family="paragraph" style:parent-style-name="Text_20_body">
      <style:text-properties fo:font-size="11pt" fo:language="en" fo:country="GB" fo:font-weight="normal" style:font-size-asian="11pt" style:font-weight-asian="normal" style:font-size-complex="11pt" style:font-weight-complex="normal"/>
    </style:style>
    <style:style style:name="P2" style:family="paragraph" style:parent-style-name="Text_20_body">
      <style:text-properties fo:font-size="11pt" fo:language="en" fo:country="GB"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3" style:family="paragraph" style:parent-style-name="Text_20_body">
      <style:text-properties fo:font-size="11pt"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ent-style-name="Text_20_body">
      <style:paragraph-properties fo:text-align="start" style:justify-single-word="false"/>
      <style:text-properties fo:font-size="11pt" fo:language="en" fo:country="GB" style:font-size-asian="11pt" style:font-size-complex="11pt"/>
    </style:style>
    <style:style style:name="P5" style:family="paragraph" style:parent-style-name="Text_20_body">
      <style:text-properties style:use-window-font-color="true" style:font-name="ArialMT" fo:font-size="11pt" fo:language="en" fo:country="GB" fo:font-style="normal" style:font-name-asian="ArialMT" style:font-size-asian="11pt" style:font-style-asian="normal" style:font-name-complex="ArialMT" style:font-size-complex="11pt" style:font-style-complex="normal"/>
    </style:style>
    <style:style style:name="P6" style:family="paragraph" style:parent-style-name="Text_20_body">
      <style:text-properties fo:language="en" fo:country="GB"/>
    </style:style>
    <style:style style:name="P7" style:family="paragraph" style:parent-style-name="Text_20_body">
      <style:text-properties fo:language="en" fo:country="GB" fo:font-weight="bold" style:font-weight-asian="bold" style:font-weight-complex="bold"/>
    </style:style>
    <style:style style:name="P8" style:family="paragraph" style:parent-style-name="Text_20_body">
      <style:text-properties fo:language="en" fo:country="GB" style:text-underline-style="none" fo:font-weight="normal" style:font-weight-asian="normal" style:font-weight-complex="normal"/>
    </style:style>
    <style:style style:name="P9" style:family="paragraph" style:parent-style-name="Text_20_body">
      <style:text-properties fo:language="en" fo:country="GB" fo:font-style="normal" fo:font-weight="normal"/>
    </style:style>
    <style:style style:name="P10" style:family="paragraph" style:parent-style-name="Text_20_body">
      <style:text-properties fo:language="en" fo:country="GB" fo:font-style="normal" fo:font-weight="normal" style:font-style-asian="normal" style:font-style-complex="normal"/>
    </style:style>
    <style:style style:name="P11"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style:font-name-asian="ArialMT" style:font-size-asian="12pt" style:font-style-asian="normal" style:font-name-complex="ArialMT" style:font-size-complex="12pt" style:font-style-complex="normal"/>
    </style:style>
    <style:style style:name="P12" style:family="paragraph" style:parent-style-name="Standard">
      <style:text-properties fo:language="en" fo:country="GB"/>
    </style:style>
    <style:style style:name="P13"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language="en" fo:country="GB" fo:font-style="italic" style:font-style-asian="italic" style:font-style-complex="italic"/>
    </style:style>
    <style:style style:name="P14"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language="en" fo:country="GB" fo:font-style="italic" fo:font-weight="bold" style:font-style-asian="italic" style:font-weight-asian="bold" style:font-style-complex="italic" style:font-weight-complex="bold"/>
    </style:style>
    <style:style style:name="P15"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font-size="11pt" fo:language="en" fo:country="GB" fo:font-style="italic" style:text-underline-style="none" fo:font-weight="normal" style:font-size-asian="11pt" style:font-style-asian="italic" style:font-weight-asian="normal" style:font-size-complex="11pt" style:font-style-complex="italic" style:font-weight-complex="normal"/>
    </style:style>
    <style:style style:name="P16"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font-size="11pt"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Heading_20_2">
      <style:text-properties fo:language="en" fo:country="GB"/>
    </style:style>
    <style:style style:name="P18" style:family="paragraph" style:parent-style-name="Heading_20_3">
      <style:text-properties fo:language="en" fo:country="GB"/>
    </style:style>
    <style:style style:name="P19" style:family="paragraph" style:parent-style-name="Heading_20_3">
      <style:text-properties style:use-window-font-color="true" style:font-name="ArialMT" fo:font-size="12pt" fo:language="en" fo:country="GB" style:font-name-asian="ArialMT" style:font-size-asian="12pt" style:font-name-complex="ArialMT" style:font-size-complex="12pt"/>
    </style:style>
    <style:style style:name="P20" style:family="paragraph" style:parent-style-name="Heading_20_1">
      <style:text-properties fo:language="en" fo:country="GB"/>
    </style:style>
    <style:style style:name="P21" style:family="paragraph" style:parent-style-name="Title" style:master-page-name="Standard">
      <style:paragraph-properties style:page-number="auto"/>
      <style:text-properties fo:language="en" fo:country="GB"/>
    </style:style>
    <style:style style:name="P22" style:family="paragraph" style:parent-style-name="Text_20_body">
      <style:text-properties fo:language="en" fo:country="GB" style:text-underline-style="none" fo:font-weight="normal" style:font-weight-asian="normal" style:font-weight-complex="normal"/>
    </style:style>
    <style:style style:name="P23" style:family="paragraph" style:parent-style-name="Text_20_body">
      <style:paragraph-properties fo:text-align="start" style:justify-single-word="false"/>
      <style:text-properties style:use-window-font-color="true" style:font-name="ArialMT" fo:font-size="11pt" fo:language="en" fo:country="GB"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24" style:family="paragraph" style:parent-style-name="Text_20_body">
      <style:text-properties style:use-window-font-color="true" style:font-name="ArialMT" fo:font-size="11pt" fo:language="en" fo:country="GB" fo:font-style="normal" style:font-name-asian="ArialMT" style:font-size-asian="11pt" style:font-style-asian="normal" style:font-name-complex="ArialMT" style:font-size-complex="11pt" style:font-style-complex="normal"/>
    </style:style>
    <style:style style:name="P25" style:family="paragraph" style:parent-style-name="Text_20_body">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26" style:family="paragraph" style:parent-style-name="Text_20_body">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27" style:family="paragraph" style:parent-style-name="Text_20_body">
      <style:paragraph-properties fo:text-align="start" style:justify-single-word="false"/>
      <style:text-properties style:use-window-font-color="true" style:font-name="ArialMT" fo:font-size="15pt" fo:language="en" fo:country="GB" fo:font-style="italic" fo:font-weight="bold" style:font-name-asian="ArialMT" style:font-size-asian="15pt" style:font-style-asian="italic" style:font-weight-asian="bold" style:font-name-complex="ArialMT" style:font-size-complex="15pt" style:font-style-complex="italic" style:font-weight-complex="bold"/>
    </style:style>
    <style:style style:name="P28" style:family="paragraph" style:parent-style-name="Text_20_body">
      <style:text-properties style:use-window-font-color="true" style:font-name="ArialMT" fo:font-size="12pt" fo:language="en" fo:country="GB" fo:font-style="normal" fo:font-weight="bold" style:font-name-asian="ArialMT" style:font-size-asian="12pt" style:font-style-asian="normal" style:font-weight-asian="bold" style:font-name-complex="ArialMT" style:font-size-complex="12pt" style:font-style-complex="normal" style:font-weight-complex="bold"/>
    </style:style>
    <style:style style:name="P29" style:family="paragraph" style:parent-style-name="Text_20_body">
      <style:text-properties fo:font-variant="normal" fo:text-transform="none" style:use-window-font-color="true" style:font-name="ArialMT" fo:font-size="11pt" fo:letter-spacing="normal" fo:language="en" fo:country="GB" fo:font-style="italic" style:text-underline-style="none" fo:font-weight="normal" style:font-name-asian="ArialMT" style:font-size-asian="11pt" style:font-style-asian="italic" style:font-weight-asian="normal" style:font-name-complex="ArialMT" style:font-size-complex="11pt" style:font-style-complex="italic" style:font-weight-complex="normal"/>
    </style:style>
    <style:style style:name="P30" style:family="paragraph" style:parent-style-name="Standard" style:list-style-name="L1">
      <style:text-properties style:use-window-font-color="true" style:font-name="ArialMT" fo:font-size="12pt" fo:language="en" fo:country="GB" style:font-name-asian="ArialMT" style:font-size-asian="12pt" style:font-name-complex="ArialMT" style:font-size-complex="12pt"/>
    </style:style>
    <style:style style:name="P31"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fo:font-weight="bold" style:font-name-asian="ArialMT" style:font-size-asian="12pt" style:font-style-asian="normal" style:font-weight-asian="bold" style:font-name-complex="ArialMT" style:font-size-complex="12pt" style:font-style-complex="normal" style:font-weight-complex="bold"/>
    </style:style>
    <style:style style:name="P32"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style:font-name-asian="ArialMT" style:font-size-asian="12pt" style:font-style-asian="normal" style:font-name-complex="ArialMT" style:font-size-complex="12pt" style:font-style-complex="normal"/>
    </style:style>
    <style:style style:name="P33"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34"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style:text-underline-style="none" fo:font-weight="bold" style:font-name-asian="ArialMT" style:font-size-asian="12pt" style:font-style-asian="normal" style:font-weight-asian="bold" style:font-name-complex="ArialMT" style:font-size-complex="12pt" style:font-style-complex="normal" style:font-weight-complex="bold"/>
    </style:style>
    <style:style style:name="P35"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2pt" style:font-name-asian="ArialMT" style:font-size-asian="12pt" style:font-name-complex="ArialMT" style:font-size-complex="12pt"/>
    </style:style>
    <style:style style:name="P36"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italic" style:font-name-asian="ArialMT" style:font-size-asian="11pt" style:font-style-asian="italic" style:font-name-complex="ArialMT" style:font-size-complex="11pt" style:font-style-complex="italic"/>
    </style:style>
    <style:style style:name="P37"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38"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39" style:family="paragraph" style:parent-style-name="Standard" style:list-style-name="L5">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40"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41"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42"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none" fo:font-weight="bold" style:font-name-asian="ArialMT" style:font-size-asian="11pt" style:font-style-asian="italic" style:font-weight-asian="bold" style:font-name-complex="ArialMT" style:font-size-complex="11pt" style:font-style-complex="italic" style:font-weight-complex="bold"/>
    </style:style>
    <style:style style:name="P43"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1pt" fo:language="en" fo:country="GB" style:font-name-asian="ArialMT" style:font-size-asian="11pt" style:font-name-complex="ArialMT" style:font-size-complex="11pt"/>
    </style:style>
    <style:style style:name="P44"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45"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46" style:family="paragraph" style:parent-style-name="Standard" style:list-style-name="L5">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47"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48" style:family="paragraph" style:parent-style-name="Standard" style:list-style-name="L5">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49"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50" style:family="paragraph" style:parent-style-name="Standard" style:list-style-name="L5">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51"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52" style:family="paragraph" style:parent-style-name="Standard" style:list-style-name="L5">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53"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solid" style:text-underline-width="auto" style:text-underline-color="font-color" fo:font-weight="bold" style:font-name-asian="ArialMT" style:font-size-asian="11pt" style:font-style-asian="normal" style:font-weight-asian="bold" style:font-name-complex="ArialMT" style:font-size-complex="11pt" style:font-style-complex="normal" style:font-weight-complex="bold"/>
    </style:style>
    <style:style style:name="P54"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solid" style:text-underline-width="auto" style:text-underline-color="font-color" fo:font-weight="bold" style:font-name-asian="ArialMT" style:font-size-asian="11pt" style:font-style-asian="normal" style:font-weight-asian="bold" style:font-name-complex="ArialMT" style:font-size-complex="11pt" style:font-style-complex="normal" style:font-weight-complex="bold"/>
    </style:style>
    <style:style style:name="P55"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solid" style:text-underline-width="auto" style:text-underline-color="font-color" fo:font-weight="normal" style:font-name-asian="ArialMT" style:font-size-asian="11pt" style:font-style-asian="normal" style:font-weight-asian="normal" style:font-name-complex="ArialMT" style:font-size-complex="11pt" style:font-style-complex="normal" style:font-weight-complex="normal"/>
    </style:style>
    <style:style style:name="P56"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57"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58"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bold" style:font-name-asian="ArialMT" style:font-size-asian="11pt" style:font-style-asian="normal" style:font-weight-asian="bold" style:font-name-complex="ArialMT" style:font-size-complex="11pt" style:font-style-complex="normal" style:font-weight-complex="bold"/>
    </style:style>
    <style:style style:name="P59"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bold" style:font-name-asian="ArialMT" style:font-size-asian="11pt" style:font-style-asian="normal" style:font-weight-asian="bold" style:font-name-complex="ArialMT" style:font-size-complex="11pt" style:font-style-complex="normal" style:font-weight-complex="bold"/>
    </style:style>
    <style:style style:name="P60" style:family="paragraph" style:parent-style-name="Standard" style:list-style-name="L2">
      <style:paragraph-properties style:text-autospace="none">
        <style:tab-stops>
          <style:tab-stop style:position="-0.882cm"/>
          <style:tab-stop style:position="0cm"/>
        </style:tab-stops>
      </style:paragraph-properties>
      <style:text-properties fo:font-variant="normal" fo:text-transform="none" fo:color="#000000" style:font-name="Arial1" fo:font-size="7.30000019073486pt" fo:letter-spacing="normal" fo:language="en" fo:country="GB" fo:font-style="normal" fo:font-weight="normal" style:font-name-asian="ArialMT" style:font-size-asian="12pt" style:font-name-complex="ArialMT" style:font-size-complex="12pt"/>
    </style:style>
    <style:style style:name="P61"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fo:language="en" fo:country="GB"/>
    </style:style>
    <style:style style:name="P62" style:family="paragraph" style:parent-style-name="Table_20_Contents">
      <style:text-properties style:font-name="ArialMT" fo:font-size="11pt" style:font-name-asian="ArialMT" style:font-size-asian="11pt" style:font-name-complex="ArialMT" style:font-size-complex="11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use-window-font-color="true" style:font-name="ArialMT" fo:font-size="12pt" fo:font-style="italic" style:font-name-asian="ArialMT" style:font-size-asian="12pt" style:font-style-asian="italic" style:font-name-complex="ArialMT" style:font-size-complex="12pt" style:font-style-complex="italic"/>
    </style:style>
    <style:style style:name="T8" style:family="text">
      <style:text-properties style:use-window-font-color="true" style:font-name="ArialMT" fo:font-size="12pt" fo:font-style="normal" style:font-name-asian="ArialMT" style:font-size-asian="12pt" style:font-style-asian="normal" style:font-name-complex="ArialMT" style:font-size-complex="12pt" style:font-style-complex="normal"/>
    </style:style>
    <style:style style:name="T9" style:family="text">
      <style:text-properties style:use-window-font-color="true" style:font-name="ArialMT" fo:font-style="italic" style:font-name-asian="ArialMT" style:font-style-asian="italic" style:font-name-complex="ArialMT" style:font-style-complex="italic"/>
    </style:style>
    <style:style style:name="T10" style:family="text">
      <style:text-properties style:use-window-font-color="true" style:font-name="ArialMT" fo:font-style="italic" fo:font-weight="bold" style:font-name-asian="ArialMT" style:font-style-asian="italic" style:font-weight-asian="bold" style:font-name-complex="ArialMT" style:font-style-complex="italic" style:font-weight-complex="bold"/>
    </style:style>
    <style:style style:name="T11"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2" style:family="text">
      <style:text-properties style:use-window-font-color="true" style:font-name="ArialMT" fo:font-style="normal" style:font-name-asian="ArialMT" style:font-style-asian="normal" style:font-name-complex="ArialMT" style:font-style-complex="normal"/>
    </style:style>
    <style:style style:name="T13" style:family="text">
      <style:text-properties style:use-window-font-color="true" style:font-name="ArialMT" fo:font-style="normal" style:text-underline-style="none" style:font-name-asian="ArialMT" style:font-style-asian="normal" style:font-name-complex="ArialMT" style:font-style-complex="normal"/>
    </style:style>
    <style:style style:name="T14" style:family="text">
      <style:text-properties style:use-window-font-color="true" style:font-name="ArialMT" fo:font-style="normal" style:text-underline-style="none" fo:font-weight="bold" style:font-name-asian="ArialMT" style:font-style-asian="normal" style:font-weight-asian="bold" style:font-name-complex="ArialMT" style:font-style-complex="normal" style:font-weight-complex="bold"/>
    </style:style>
    <style:style style:name="T15"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6" style:family="text">
      <style:text-properties style:use-window-font-color="true" style:font-name="ArialMT" style:font-name-asian="ArialMT" style:font-name-complex="ArialMT"/>
    </style:style>
    <style:style style:name="T17" style:family="text">
      <style:text-properties style:use-window-font-color="true" style:font-name="ArialMT" style:text-underline-style="none" style:font-name-asian="ArialMT" style:font-name-complex="ArialMT"/>
    </style:style>
    <style:style style:name="T18" style:family="text">
      <style:text-properties style:use-window-font-color="true" style:font-name="ArialMT" fo:font-size="11pt" style:text-underline-style="none" style:font-name-asian="ArialMT" style:font-size-asian="11pt" style:font-style-asian="normal" style:font-weight-asian="normal" style:font-name-complex="ArialMT" style:font-size-complex="11pt" style:font-style-complex="normal" style:font-weight-complex="normal"/>
    </style:style>
    <style:style style:name="T19" style:family="text">
      <style:text-properties style:use-window-font-color="true" style:font-name="ArialMT" fo:font-size="11pt" style:text-underline-style="none" fo:font-weight="normal" style:font-name-asian="ArialMT" style:font-size-asian="11pt" style:font-weight-asian="normal" style:font-name-complex="ArialMT" style:font-size-complex="11pt" style:font-weight-complex="normal"/>
    </style:style>
    <style:style style:name="T20" style:family="text">
      <style:text-properties style:use-window-font-color="true" style:font-name="ArialMT" fo:font-size="11pt" fo:font-style="italic" style:text-underline-style="none" style:font-name-asian="ArialMT" style:font-size-asian="11pt" style:font-style-asian="italic" style:font-weight-asian="normal" style:font-name-complex="ArialMT" style:font-size-complex="11pt" style:font-style-complex="italic" style:font-weight-complex="normal"/>
    </style:style>
    <style:style style:name="T21" style:family="text">
      <style:text-properties style:use-window-font-color="true" style:font-name="ArialMT" fo:font-size="11pt" fo:font-style="italic" fo:font-weight="normal" style:font-name-asian="ArialMT" style:font-size-asian="11pt" style:font-style-asian="italic" style:font-weight-asian="normal" style:font-name-complex="ArialMT" style:font-size-complex="11pt" style:font-style-complex="italic" style:font-weight-complex="normal"/>
    </style:style>
    <style:style style:name="T22" style:family="text">
      <style:text-properties style:use-window-font-color="true" style:font-name="ArialMT" fo:font-size="11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T23" style:family="text">
      <style:text-properties style:use-window-font-color="true" style:font-name="ArialMT" fo:font-size="11pt" fo:font-style="normal" style:text-underline-style="none" style:font-name-asian="ArialMT" style:font-size-asian="11pt" style:font-style-asian="normal" style:font-name-complex="ArialMT" style:font-size-complex="11pt" style:font-style-complex="normal"/>
    </style:style>
    <style:style style:name="T24" style:family="text">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T25" style:family="text">
      <style:text-properties style:use-window-font-color="true" style:font-name="ArialMT" fo:font-size="11pt"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variant="normal" fo:text-transform="none" style:use-window-font-color="true" style:font-name="ArialMT" fo:letter-spacing="normal" style:font-name-asian="ArialMT" style:font-name-complex="ArialMT"/>
    </style:style>
    <style:style style:name="T31" style:family="text">
      <style:text-properties fo:font-variant="normal" fo:text-transform="none" style:use-window-font-color="true" style:font-name="ArialMT" fo:font-size="11pt" fo:letter-spacing="normal" fo:font-style="italic" style:text-underline-style="none" style:font-name-asian="ArialMT" style:font-size-asian="11pt" style:font-style-asian="italic" style:font-weight-asian="normal" style:font-name-complex="ArialMT" style:font-size-complex="11pt" style:font-style-complex="italic" style:font-weight-complex="normal"/>
    </style:style>
    <style:style style:name="T32" style:family="text">
      <style:text-properties fo:font-variant="normal" fo:text-transform="none" style:use-window-font-color="true" style:font-name="ArialMT" fo:font-size="11pt" fo:letter-spacing="normal" fo:font-style="italic" style:text-underline-style="none" style:font-name-asian="ArialMT" style:font-size-asian="11pt" style:font-style-asian="normal" style:font-weight-asian="normal" style:font-name-complex="ArialMT" style:font-size-complex="11pt" style:font-style-complex="normal" style:font-weight-complex="normal"/>
    </style:style>
    <style:style style:name="T33" style:family="text">
      <style:text-properties fo:font-variant="normal" fo:text-transform="none" style:use-window-font-color="true" style:font-name="ArialMT" fo:font-size="11pt" fo:letter-spacing="normal" style:text-underline-style="none" style:font-name-asian="ArialMT" style:font-size-asian="11pt" style:font-style-asian="normal" style:font-weight-asian="normal" style:font-name-complex="ArialMT" style:font-size-complex="11pt" style:font-style-complex="normal" style:font-weight-complex="normal"/>
    </style:style>
    <style:style style:name="T34" style:family="text">
      <style:text-properties fo:font-variant="normal" fo:text-transform="none" style:use-window-font-color="true" style:font-name="ArialMT" fo:font-size="11pt" fo:letter-spacing="normal" style:text-underline-style="none" style:font-name-asian="ArialMT" style:font-size-asian="11pt" style:font-weight-asian="normal" style:font-name-complex="ArialMT" style:font-size-complex="11pt" style:font-weight-complex="normal"/>
    </style:style>
    <style:style style:name="T35" style:family="text">
      <style:text-properties fo:font-variant="normal" fo:text-transform="none" style:use-window-font-color="true" style:font-name="ArialMT" fo:font-size="11pt" fo:letter-spacing="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T36" style:family="text">
      <style:text-properties fo:font-variant="normal" fo:text-transform="none" style:use-window-font-color="true" style:font-name="ArialMT" fo:font-size="11pt" fo:letter-spacing="normal" style:text-underline-style="none" fo:font-weight="bold" style:font-name-asian="ArialMT" style:font-size-asian="11pt" style:font-weight-asian="bold" style:font-name-complex="ArialMT" style:font-size-complex="11pt" style:font-weight-complex="bold"/>
    </style:style>
    <style:style style:name="T37" style:family="text">
      <style:text-properties fo:language="en" fo:country="GB"/>
    </style:style>
    <style:style style:name="T38" style:family="text">
      <style:text-properties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odel Development &amp; Implementation</text:p>
      <text:p text:style-name="P12"/>
      <text:p text:style-name="P12"/>
      <text:h text:style-name="P17" text:outline-level="2">Overview</text:h>
      <text:p text:style-name="P6">Based on the research detailed above, it was clear to see that the agent based model (ABM) approach was a good match to the problem domain – at a high level, the social network could be represented by a graph, the humans being agents (and as such nodes in said graph), with connections between them mapping relationships and being edges within the graph. The model, including details as to how the final version was reached, is below.</text:p>
      <text:p text:style-name="P6">It was decided during the conception of the project that it should stand up for comparison against a commercial approach. Due to this, a number of design plans were laid in relation to the structure. In general, the solution was written using a 'platform' approach so that, as well as being easier to maintain, it was extensible. To accommodate this, good programming practice was followed by ensuring functional separation and suitable abstraction of methods meaning sections such as decision tree branches or interaction rules could be changed or removed without much effort.</text:p>
      <text:p text:style-name="P6">Adding to this, a number of input and output methods are supported. Whilst the system incorporates a limited number of ways of generating graphs as social network bases, it also supports sampling other graphs and importing pre-defined ones. Whilst this will be explained in more detail below, it does allow for a great deal of flexibility when it comes to experimenting with how the ABM reacts to non-standard environments. In regards to outputs, two main formats were used. The system can, at any given step in the simulation, feed a list of all agents and their attribute values at that particular moment as well as the social network graph for that step. This is important for analysing how the network changes over time intervals. Furthermore, if necessary, the system can reveal console output to detail what is happening at a given moment though this is more a debugging feature.</text:p>
      <text:p text:style-name="P6">Throughout the project, a series of existing technologies and toolkits were utilised; given that graph and simulation techniques were heavily incorporated into the model, using libraries for these was key since they are both complex fields within themselves. Furthermore, by using these tools, more time could be spent on the development of the solution itself rather than the back-end representation and management of data.</text:p>
      <text:p text:style-name="P6">Due to the project being research driven, a lot of time was spent referencing existing information so more traditional development methodologies were not directly applicable – in both the initial research section and the development of the model, a loose spiral approach was taken, meaning that there were a number of short cycles, each analysing the work so far, understanding what needs to change then working on those changes [<text:span text:style-name="T6">ref spiral</text:span><text:span text:style-name="T29">]. In particular, this was very useful during the creation of the final model since upon each group of changes, the effect on the behaviour of the model needed to be checked to ensure that it didn't become imbalanced. Although the balancing will be detailed below, issues can stem from the fact that the simulation involves autonomous interaction of many agents, meaning a small change can result in wide-scale effects within the model, often unexpected. Controlling these changes is important as developing on top of an unbalanced model results in subsequent issues later in the project. </text:span></text:p>
      <text:p text:style-name="P7"><text:soft-page-break/>SPIRAL PHOTO</text:p>
      <text:p text:style-name="P6"><text:span text:style-name="T1">LOOK</text:span> <text:span text:style-name="T1">INTO THESE</text:span></text:p>
      <text:list xml:id="list4316308894608858967" text:style-name="L1">
        <text:list-item>
          <text:p text:style-name="P30">Project Management Overview</text:p>
        </text:list-item>
      </text:list>
      <text:h text:style-name="P17" text:outline-level="2">Technologies/Tools</text:h>
      <text:p text:style-name="P8">As described previously, existing tools and libraries were critical to the progress of the project. Some tools were significantly more important than others</text:p>
      <text:p text:style-name="P8">Below is a list of the tools used:</text:p>
      <text:h text:style-name="P18" text:outline-level="3">Repast Simphony</text:h>
      <text:p text:style-name="P4"><text:span text:style-name="T9">Repast (</text:span><text:span text:style-name="T12">Recursive Porus Agent Simulation Toolkit) <text:s/>is an agent-based modelling framework which provides a number of tools to simplify the process of developing agents and the environment in which they react. Scheduling tools, a simulation engine and more are provided whilst </text:span><text:span text:style-name="T9">Repast Simphony</text:span><text:span text:style-name="T12"> provides extra features to further aid in the fast development of ABMs by 'wrapping' the features of Repast, allowing for more detailed representation of networks, a more interactive development environment and interaction with tools such as </text:span><text:span text:style-name="T9">Weka </text:span><text:span text:style-name="T12">or </text:span><text:span text:style-name="T9">JUNG [</text:span><text:span text:style-name="T10">ref RepQnA</text:span><text:span text:style-name="T11">].</text:span></text:p>
      <text:p text:style-name="P23">By utilising this framework, a great deal of time was saved in the project – a wide range of tools such as a scheduler and a network representation would need to be developed otherwise, meaning a large section of the work would be dedicated to writing and testing this. Instead, Repast handles all this through its APIs. Furthermore, by providing implementations of networks, </text:p>
      <text:p text:style-name="P27">MORE HERE</text:p>
      <text:p text:style-name="P5">Whilst it is vast and well constructed framework, using it is not without a steep learning curve since the provided documentation is minimal. As a result, an amount of experimentation is required to use some of the more specialist features, for example incorporating user parameters into the GUI. Largely, this is due to the fact that the user base is naturally limited to those carrying out agent-based simulations and as such the support community is limited to this group. </text:p>
      <text:list xml:id="list7499110619031294051" text:style-name="L2">
        <text:list-item>
          <text:list>
            <text:list-item>
              <text:p text:style-name="P35"><text:span text:style-name="T37">Repast Simphony BIG REPAST CITATION - </text:span><text:a xlink:type="simple" xlink:href="http://repast.sourceforge.net/papers.html">http://repast.sourceforge.net/papers.html</text:a></text:p>
            </text:list-item>
            <text:list-item>
              <text:p text:style-name="P60">North, M.J., N.T. Collier, and J.R. Vos, "Experiences Creating Three Implementations of the Repast Agent Modeling Toolkit," ACM Transactions on Modeling and Computer Simulation, Vol. 16, Issue 1, pp. 1-25, ACM, New York, New York, USA (January 2006).</text:p>
            </text:list-item>
          </text:list>
        </text:list-item>
      </text:list>
      <text:h text:style-name="P18" text:outline-level="3">JUNG</text:h>
      <text:list xml:id="list338296706" text:continue-numbering="true" text:style-name="L2">
        <text:list-header>
          <text:p text:style-name="P36">JUNG <text:span text:style-name="T5">is the </text:span>Java Universal Graph Network/Graph <text:span text:style-name="T5">framework which provides a series of data structures and related methods for storing and manipulating graphs and networks. At the lowest level, it provides a series of abstract definitions meaning that custom classes for nodes and edges can be used to construct said graphs. In particular, a large number of graph metrics such as </text:span>betweenness centrality<text:span text:style-name="T5"> can be calculated via the library.</text:span></text:p>
          <text:p text:style-name="P43"><text:span text:style-name="T5">Whilst the sole purpose of this tool is to represent graphs, it was not used to handle the main social network representation due to the fact that using a JUNG graph in the Repast Simphony environment would require a conversion on every step. This is a computationally expensive task, especially once the graph exceeds around 100 nodes so would heavily impact the performance of the ABM itself. Instead of this, it was used to monitor the social </text:span><text:soft-page-break/><text:span text:style-name="T5">network at intervals, using the inbuilt metric algorithms to report on any undesirable behaviours such as excessive clustering. </text:span></text:p>
        </text:list-header>
      </text:list>
      <text:h text:style-name="P20" text:outline-level="1">Java</text:h>
      <text:p text:style-name="P6">Java was the main language of the project since a large number of graph toolkits are available such as Repast Simphony and JUNG. On top of this, it provides a large set of standard libraries providing data structures and algorithms useful in maintaining order within the model. Furthermore, due to the established nature of these libraries, they are considerably faster and more reliable than implementations specifically for this project would be. As a side-effect of using Java, the object oriented nature of it lends itself strongly to modular design, reinforcing the platform-based approach described previously and allowing properly designed classes and methods to be swapped in and out as required.</text:p>
      <text:p text:style-name="P6">Whilst Java does have a number of positives, the nature of the language brings some disadvantages. Repast Simphony, designed for single workstations or small clusters [<text:span text:style-name="T6">ref?</text:span><text:span text:style-name="T29">], is implemented in and works with Java, but should the model require scaling to larger simulations, it would require reimplementation in C++ to be used with Repast HPC [</text:span><text:span text:style-name="T6">ref</text:span><text:span text:style-name="T29">]. Although this is not ideal, the usage of Java simplifies the model creation since a HPC version requires much greater involvement in scheduling and other low-level operations meaning that this project can serve as a proof of concept.</text:span></text:p>
      <text:h text:style-name="P19" text:outline-level="3">Gephi</text:h>
      <text:p text:style-name="P6"><text:span text:style-name="T7">Gephi</text:span><text:span text:style-name="T8">, a graph visualisation tool, was very useful in understanding how the networks within simulations were changing over time through the use of a number of visualisation methods. It provides the ability to view a number of metrics such as </text:span><text:span text:style-name="T7">average path length</text:span><text:span text:style-name="T8">, formatting based on node attributes or viewing graphs using differing layout methods. In particular, viewing graphs using layout algorithms was very useful since it allows an easy, high-level comparison between two graphs, giving an understanding about clustering, hub nodes and size.</text:span></text:p>
      <text:h text:style-name="P18" text:outline-level="3">Github/Git</text:h>
      <text:p text:style-name="P6">At a more managerial level, <text:span text:style-name="T2">Git</text:span><text:span text:style-name="T5">, and more specifically </text:span><text:span text:style-name="T2">GitHub</text:span><text:span text:style-name="T5"> was used for version control and source-code management. The project was maintained in one repository meaning that commits formed different versions. This was very useful during the development of the decision tree and network reconfiguration sections of the agent as it required comparison between versions and monitoring the changes made as it progressed. In addition, using this tool meant that development across a number of separate computers was made much easier and in the case of a series of changes not working as planned, allowed for the rolling back of the code to a given point.</text:span></text:p>
      <text:h text:style-name="P17" text:outline-level="2">Model Description</text:h>
      <text:p text:style-name="P6">Overall, the model can be split into two main functions – the <text:span text:style-name="T2">agent</text:span>, representing humans within the network, <text:span text:style-name="T5">and the </text:span><text:span text:style-name="T2">network</text:span><text:span text:style-name="T5">, representing the social connections between agents. Whilst this is the core, there are a number of ancillary functions such as the platform tools and monitoring agents which provide a wide array of features to make the simulation balanced and simple to use.</text:span></text:p>
      <text:p text:style-name="P28">Platform</text:p>
      <text:p text:style-name="P1"><text:soft-page-break/><text:span text:style-name="T12">The platform consists of a suite of tools that aid in both the operating and interacting with the model. Broadly, these can be separated into </text:span><text:span text:style-name="T9">Input/Output, Graph Tools, Simulation Monitoring </text:span><text:span text:style-name="T12">and </text:span><text:span text:style-name="T9">Statistics &amp; Constants</text:span><text:span text:style-name="T12">. </text:span></text:p>
      <text:p text:style-name="P26">Input &amp; Output</text:p>
      <text:p text:style-name="P25">In order to facilitate analysis of the model and the results it produces, the system can input and output in a variety of manners. For input, the aim was to allow users to have a choice in the way that they set the model up whilst output provides feedback as to the simulation state at a given moment. An example of an input requirement is the ability to use a real-world friendship graph which can then be simulated upon, whereas for output, it is useful to be able to graph the change in attributes of nodes over a number of simulation intervals. </text:p>
      <text:p text:style-name="P2"><text:span text:style-name="T13">To handle the importing and exporting of graphs, support for </text:span><text:span text:style-name="T17">GraphML</text:span><text:span text:style-name="T13"> is included. </text:span><text:span text:style-name="T17">GraphML</text:span><text:span text:style-name="T13"> is a way of describing graphs using XML and allows for many types of graphs and importantly, attributes relating to edges and nodes </text:span><text:span text:style-name="T14">[ref?</text:span><text:span text:style-name="T13">]</text:span><text:span text:style-name="T14">.</text:span><text:span text:style-name="T13"> Given the specific needs of this project, existing GraphML generators were not suitable so the Java XML library </text:span><text:span text:style-name="T17">JAXB</text:span><text:span text:style-name="T13"> was utilised to create a tool that, given a </text:span><text:span text:style-name="T17">Repast network</text:span><text:span text:style-name="T13">, would output the XML representing the graph and attributes of constituents of said graph then output it to a GraphML file. In addition to this, the tool can import GraphML as either a complete network (i.e. all attributes stated for nodes and edges) or as a barebones graph. For the former, this is simply converted to a network that can be simulated upon, whereas the latter generates the missing attributes in the same way that creating agents on a system-generated graph would use. This means that as long as a valid graph is provided, it can be used in a simulation.</text:span></text:p>
      <text:p text:style-name="P2"><text:span text:style-name="T13">Another format supported for the importing of graphs into the system is a CSV importer that specifically handles datasets from the </text:span><text:span text:style-name="T17">Social Network Analysis Project</text:span><text:span text:style-name="T13"> at Stanford University [</text:span><text:span text:style-name="T14">ref?</text:span><text:span text:style-name="T13">]. This is of the form of a list of edges between node IDs, from which a barebones graph can be constructed and filled with attributes in the same manner as a GraphML import. In regards to exporting CSV files, a 'snapshot' tool was created that, at a given simulation step or interval, can output all attribute values for all agents in the simulation. As mentioned earlier, this is very useful when it comes to graphing how attributes change over the course of a period of time as well as debugging balancing issues such as feedback loops.</text:span></text:p>
      <text:p text:style-name="P25"/>
      <text:p text:style-name="P26">Graph Tools</text:p>
      <text:p text:style-name="P3"><text:span text:style-name="T16">A number of services to handle graph operations have been built to maximise the compatibility and usability of the model – whilst the rationale behind the generation and sampling methods chosen will be detailed in the </text:span><text:span text:style-name="T10">Social Network</text:span><text:span text:style-name="T16"> section of this document, the tools will be discussed here at a high level.</text:span></text:p>
      <text:p text:style-name="P9"><text:span text:style-name="T18">For generation of graphs, two methods are provided: </text:span><text:span text:style-name="T20">scale-free</text:span><text:span text:style-name="T18"> and </text:span><text:span text:style-name="T20">small-world</text:span><text:span text:style-name="T18">. With each of these methods, the number of nodes required is provided, alongside a number of parameters specific to the generation method. For scale-free graphs, the</text:span><text:span text:style-name="T30"> </text:span><text:bookmark text:name="firstHeading1"/><text:span text:style-name="T31">Barabási–Albert</text:span><text:span text:style-name="T33"> (BA) </text:span><text:span text:style-name="T31">model</text:span><text:span text:style-name="T33"> [</text:span><text:span text:style-name="T35">ref</text:span><text:span text:style-name="T33">] is used. It, given a connected graph with more than one node in it (which is generated here by creating a user-specified number of nodes then randomly adding edges until it is connected), sequentially adds nodes, each one being evaluated against all the other nodes in the graph with a chance for each to be connected by an edge. This probability is calculated using [</text:span><text:span text:style-name="T35">INSERT EQ</text:span><text:span text:style-name="T33">] meaning that edges with a higher than average degree attract more new edges. Once generation is complete, any disconnected nodes are removed since they do not add to the simulation which means that for this method, the user provided number of nodes required is an upper bound, not an exact figure. To aid in the investigation of how existing social features within graphs affect the outcome of simulations, the generator </text:span><text:soft-page-break/><text:span text:style-name="T33">has a feature that allows a base graph to have the BA model applied to it. It should be noted that due to the fact that the base graph does not have connectedness enforced, the output may not be truly scale-free.</text:span></text:p>
      <text:p text:style-name="P9"><text:span text:style-name="T33">Small-world graphs are generated using the </text:span><text:bookmark text:name="firstHeading2"/><text:span text:style-name="T31">Watts-Strogatz model </text:span><text:span text:style-name="T33">[</text:span><text:span text:style-name="T35">ref]</text:span><text:span text:style-name="T32">. </text:span><text:span text:style-name="T33">This method (K), </text:span><text:span text:style-name="T31">number of nodes</text:span><text:span text:style-name="T33"> (N) and a value </text:span><text:span text:style-name="T31">beta</text:span><text:span text:style-name="T32"> </text:span><text:span text:style-name="T33">then constructs a ring lattice of N nodes, connected to K neighbours (split between either side of the node) then circulates this lattice, evaluating all edges and rewiring them to connect the current node to a random node </text:span><text:span text:style-name="T31">k </text:span><text:span text:style-name="T33">with a probability of </text:span><text:span text:style-name="T31">beta</text:span><text:span text:style-name="T33">. Usually, this method constructs graphs of high edge density meaning that they have specific use when it comes to analysing them as a network; again, this will be described in detail later. </text:span></text:p>
      <text:p text:style-name="P10"><text:span text:style-name="T34">Whilst the sampling of other graphs was not a focus of the tool development, the ability to provide a JUNG graph and take a sample of this is provided. The method chosen was s</text:span><text:span text:style-name="T31">nowball sampling </text:span><text:span text:style-name="T34">[</text:span><text:span text:style-name="T36">ref</text:span><text:span text:style-name="T34">] which is a form of a breadth-first sampler, picking a random node and adding layer by layer of nodes until the required number of nodes are available. Although useful, the nature of the sampler means that graphs produced centre around one node which in turn, may represent a very small part of the entire network. Many other sampling algorithms that give better representations of the network-at-large and are easy to include within the system.</text:span></text:p>
      <text:p text:style-name="P29"/>
      <text:p text:style-name="P26">Simulation Monitoring</text:p>
      <text:p text:style-name="P3"><text:span text:style-name="T16">As will be explained later, during development it was noticed that in some situations, the network suffered from excessive clustering causing most nodes to collapse into an incredibly densely connected group. This prompted the creation of </text:span><text:span text:style-name="T9">WatchMan</text:span><text:span text:style-name="T16">, which, although operates as an agent within the simulation, does not interact with the network or any of the other agents. At a user-set interval, the agent can export the current network to a GraphML file, output all attributes of all agents to a CSV file and calculate the network metrics. These metrics are the average clustering coefficient for the entire network, percentages of smokers and those giving up and local clustering coefficients on a series of random points. The aim of the metrics is to provide some insight as to the stability of the network so that if necessary, external intervention can be made. </text:span></text:p>
      <text:p text:style-name="P26"/>
      <text:p text:style-name="P26">Statistics &amp; Constants</text:p>
      <text:p text:style-name="P5">To aid in making the model easy to adapt, constants from many aspects of the system are combined into one location for easier editing. This means that simulation parameters such as the means and standard deviations of randomly generated attributes and the maximum number of cigarettes that can be smoked by an agent is all done from a central location. In a similar vein, a number of statistics tools are included in the system. At the most basic level, normally distributed numbers with a given mean and standard deviation can be generated for use anywhere within the model, especially when creating agents. </text:p>
      <text:p text:style-name="P5">As stated in the description of WatchMan, statistics based on the network are calculated – using the clustering coefficient algorithm that is part of JUNG, both averages for the whole graph and a number of randomly selected points are used. The former is useful for highly connected graphs such as small-world model ones, whereas the latter is useful in graphs of a scale-free structure, where there may be areas of very high clustering surrounded by less dense areas. To aid in determining what nodes are causing these cases of clustering, a list of high clustering coefficient nodes is returned so that should any graph modifications be required, the ideal nodes are available.</text:p>
      <text:p text:style-name="P11"><text:soft-page-break/></text:p>
      <text:list xml:id="list6950990520983226799" text:style-name="L3">
        <text:list-header>
          <text:p text:style-name="P31">Social Network</text:p>
          <text:p text:style-name="P61"><text:span text:style-name="T22">As discussed in the </text:span><text:span text:style-name="T21">Literature Review</text:span><text:span text:style-name="T22">, the social network representation within this model is key to the results being relevant and useful. On top of this, the development process revealed a number of aspects of social network modelling that were not initially expected and had to either be worked around or have the model adjusted to work with them. The following section details both the development process and the final solution to the representation of a social network.</text:span></text:p>
          <text:p text:style-name="P37">Representation</text:p>
          <text:p text:style-name="P44">At the most basic level, the way in which the network is represented provides the foundation for the model. As found in the research section of the project, a graph provides the functionality needed to hold both humans and the connections between them at a sufficient level of abstraction. This level of abstraction is important since modelling relationships accurately and with a lot of detail is very difficult due to a wide variety of internal and external factors to said relationship being able to change it, either gradually or suddenly. As is common within ABMs, nodes within the graph represent humans whilst edges map to some relationship between two humans.</text:p>
          <text:p text:style-name="P44">It was decided that the graph should be directed to better model a relationship – undirected edges only indicate a connection, whereas directed edges reveal much more. Working on the principle that a friendship is not necessarily mutual since one person may consider another a friend whilst the other may not reciprocate. Due to this, an edge from person A to person B represents 'has a relationship with' and by extension 'iinfluences'.</text:p>
          <text:p text:style-name="P53">DIAGRAM HERE</text:p>
          <text:p text:style-name="P37">Influence</text:p>
          <text:p text:style-name="P44">The concept of influence is modelled in a manner similar to a probability; it is a weight on an edge with a value between 0 and 1, where 0 represents no influence and 1 represents absolute influence. In general, this makes it easier to calculate multi-hop influence as well and influenced attributes and in doing so, drastically reduces the complexity of operations carried out on a regular basis. Furthermore, a fundamental aim of this model is to keep the complexity to a minimum. Rather than emulate relationships and their influences at a more realistic level, this basic approach was judged more reasonable since it would not require further complexity when it involves it interacting with other elements of the model. Importantly, this implementation of influence remaps the concept of positive and negative opinions of a person to a linear scale, for example a person may dislike another, causing them to not want to take on their traits. As such, a negative figure should be viewed as one which has a low influence value and a positive one being seen as holding a higher influence. </text:p>
        </text:list-header>
      </text:list>
      <text:p text:style-name="P13"><text:span text:style-name="T24">Multi-hop influence within the model aims to map to the idea of 'friends-of-friends', with the belief being that should an individual's friend be influenced by a third-party, that party should, in turn, influence the individual in some way. In the graph, this is represented by a series of edges from one node to another, as seen in </text:span><text:span text:style-name="T25">figure</text:span><text:span text:style-name="T24"> </text:span><text:span text:style-name="T25">X</text:span><text:span text:style-name="T24">. The extent to which this influence acts on the individual is a matter for tuning of the model and will be discussed in the </text:span><text:span text:style-name="T19">Agent </text:span><text:span text:style-name="T24">section of this document. Obviously, the influence at one hop is simply the weight of the influencing edge, whereas to calculate the influence at </text:span><text:span text:style-name="T19">n </text:span><text:span text:style-name="T24">hops, the formula seen in </text:span><text:span text:style-name="T25">figure Y</text:span><text:span text:style-name="T24"> is used. By multiplying the influence of each hop together, a likeness to weakening influence across the mutual friends is incorporated along with the method also giving a probability-</text:span><text:soft-page-break/><text:span text:style-name="T24">alike value that can be used when calculating influenced attributes [</text:span><text:span text:style-name="T25">ref?]</text:span><text:span text:style-name="T24">. A common situation may be that there are a number of routes to a given destination node from a source and as such there many be a number of possible influence values for this 'friend-of-a-friend'. Once again, simplicity is maintained by taking the highest value – this is based on the assumption that the higher value represents a chain of stronger influences (i.e. friendships) and due to this, a person is likely to opt for that input rather than the ones of weaker influence [</text:span><text:span text:style-name="T25">ref</text:span><text:span text:style-name="T24">].</text:span></text:p>
      <text:p text:style-name="P13"><text:span text:style-name="T24">Influenced attributes, in this model, are defined as how an individual perceives another's actions affecting themselves, with the intention being that the influence provides some form of weighting against the actual value of the attribute. As will be described later during the </text:span><text:span text:style-name="T19">Neighbourhoods</text:span><text:span text:style-name="T24"> part of the </text:span><text:span text:style-name="T19">Agent </text:span><text:span text:style-name="T24">section, the idea is for an agent to have an 'ideal figure' to which they move towards, where the attributes for this figure are calculated using averages of these influenced attributes. In regards to calculating the attributes, the general formula used can be seen in </text:span><text:span text:style-name="T25">fig A. </text:span><text:span text:style-name="T24">There were a number of changes that were required for some data types but, since these depend on the specific attribute they will be described in the </text:span><text:span text:style-name="T19">Agent </text:span><text:span text:style-name="T24">section. </text:span></text:p>
      <text:p text:style-name="P14"><text:span text:style-name="T23">Fig A – </text:span><text:span text:style-name="T19">influence x attribute value</text:span></text:p>
      <text:p text:style-name="P45">From both multi-hop influence and influenced attributes, it can be seen that there is not a direct representation of negative opinion causing a person to act in an opposite manner to the figure they dislike. This is a move away from a realistic behaviour as generally, it would be expected for someone to avoid behaving like a person that they do not get along with, though including this would require some form of state in the relationships between nodes to be maintained. Since it was decided that weighted edges were a simple but expressive method, storing state on these is difficult and requires a great deal of extra computational complexity on each turn to determine the current state as well as how this effects the influence. </text:p>
      <text:p text:style-name="P38">Graph Generation &amp; Sampling</text:p>
      <text:p text:style-name="P16"><text:span text:style-name="T16">As described in the </text:span><text:span text:style-name="T9">Tools</text:span><text:span text:style-name="T16"> section, a number of graph generation and sampling methods are available to provide networks for use within a simulation. Since this system is designed to simulate upon smaller networks than a commercial environment might, using large, real-world networks is not ideal. This is because networks of many thousands of nodes, each requiring many operations to work out influence, attributes and decisions, causes simulations to last for a very long time. As such, an alternative was required that could provide a number of realistic but smaller networks for the simulations.</text:span></text:p>
      <text:p text:style-name="P15"><text:span text:style-name="T16">Scale-free</text:span><text:span text:style-name="T12"> networks were included due to their regularity of appearance within social circles [</text:span><text:span text:style-name="T15">ref SF</text:span><text:span text:style-name="T12">] – typically, they provide a low to medium edge density across nodes, with a number of hub nodes. This is particularly useful since it allows the investigation of 'social hubs' within a network to see whether this kind of figure has a specific effect on the smoking behaviours of those around them. A disadvantage with this type of network is that, on the examples generated for this project, nodes tended to have a fairly low degree. Since edges represent relationships here, it could be argued that it is not representative of a realistic group. To counter this, nodes within this graph could be considered as groups of humans (and in effect a small-world network) or simply a less dense friendship group, such as an office of workers where ties are more likely to show acquaintance than friendship. As an aside, this type of graph was most useful for testing the model on since it clearly exhibited any signs of imbalance or lack of change over simulation steps.</text:span></text:p>
      <text:p text:style-name="P49">Example Scale-free network here</text:p>
      <text:p text:style-name="P15"><text:soft-page-break/><text:span text:style-name="T16">Small-world</text:span><text:span text:style-name="T12"> networks are another useful inclusion – the main aim with this type of network was to be able to simulate the effects of groups of close friends like one might find in a club or society. In general, a small-world network displays high connectivity relative to the number of nodes present (assuming that the mean number of edges it is generated with is of reasonable size). The key downside of this method is that due to the raised level of connectivity, the chance of small feedback loops forming is very high. This can cause large-scale imbalance within the simulation due to nodes influencing each other to more extreme behaviour and thus exuding this influence to their respective neighbours. As such, this type of network should be used with caution and balanced carefully to avoid these situations – when </text:span><text:span text:style-name="T16">small-world </text:span><text:span text:style-name="T12">networks are used, the relevant balancing will be stated.</text:span></text:p>
      <text:p text:style-name="P42">Example Small-world network</text:p>
      <text:p text:style-name="P15"><text:span text:style-name="T16">Snowball sampling</text:span><text:span text:style-name="T12"> was the chosen method due to its simplicity in terms of implementation. Due to the nature of this sampling method, one of a breadth-first search from a random node, it characteristically produces graphs that have one major hub from which most edges emerge. Due to the fact that it can be run on graphs sampled from real-world social networks, the product is often a mix between what might be expected of small-world and scale-free networks. Whilst this was not particularly useful for developing the model upon due to the often high level of connectedness, it does allow for a much wider range of tests to be carried out using the system.</text:span></text:p>
      <text:p text:style-name="P42">Example Snowball sample</text:p>
      <text:list xml:id="list7942256760379684226" text:style-name="L5">
        <text:list-header>
          <text:p text:style-name="P39">Graph Stability</text:p>
          <text:p text:style-name="P46">In the early stages of development a regular occurrence was for the graph to, due to actions undertaken by agents, exhibit very high clustering coefficients for a number of nodes. Due to the complexity of many agents interacting on a regular basis, it was too difficult to balance this entirely through careful parameter selection and agent actions. In order to maintain this a balance, the <text:span text:style-name="T2">WatchMan</text:span> was used to intervene should the graph become too clustered.</text:p>
          <text:p text:style-name="P46">The way in which intervention was judged necessary had an effect on the workings of the network and as such, two different methods were implemented and tested. The first of these takes the average clustering coefficient of all nodes in the graph and, if above a system parameter threshold, the 10% of the nodes in the graph, ordered by highest clustering coefficient first, has each edge (both in and out) considered for removal with a 50% chance. Whilst an artificial way to maintain balance, it did provide a more stable graph since by thinning out edges on the nodes central to the clusters, feedback loops are removed which helps to slow the compression of the network.</text:p>
          <text:p text:style-name="P46">The other method was to chose 10% of the nodes from the graph at random and calculate the average clustering coefficient at one hop for each. If over a separate system parameter threshold to the above, they are stored as a l<text:span text:style-name="T2">ocally high clustering coefficient</text:span>. Each of these nodes is then considered in a similar manner to the above method, in that they have their edges considered for removal with the chance of this happening at 50%. This is a more targeted approach that aims to prevent strongly bound clusters forming at an earlier stage by again thinning out their ties. In testing, the value of the threshold was revealed to be very important as due to the 'early stage' prevention of heavy clustering, the removal had the ability to become overzealous and make the graph sparse. By increasing the threshold for a node to be classed as a <text:span text:style-name="T2">locally high clustering coefficient</text:span>, this method is reserved for only extreme cases.</text:p>
          <text:p text:style-name="P46"><text:soft-page-break/>To illustrate the effects of these stability measures, <text:span text:style-name="T6">FIGURE X</text:span> displays how a non-stabilised graph may appear after <text:span text:style-name="T1">HOW MANY</text:span> steps compared to the stabilised version at around <text:span text:style-name="T1">HOW MANY</text:span> steps. Even though the external intervention does mean that the model loses some faithfulness to real-world interaction in respect to balance, the fact that the network can provide much more useful results by running for longer simulations outweighs this. Furthermore, to have the model balance itself through the interactions themselves would require a significantly more involved representation of agent networking which is beyond the scope of this project.</text:p>
          <text:p text:style-name="P50">FIGURE X – non-stabilised graph at crunch, then stabilised at 100k steps </text:p>
        </text:list-header>
      </text:list>
      <text:list xml:id="list1087210363" text:continue-list="list6950990520983226799" text:style-name="L3">
        <text:list-header>
          <text:p text:style-name="P31">Agent</text:p>
          <text:p text:style-name="P56">The <text:span text:style-name="T2">agent</text:span> is the most significant section of the project development, in both operation and time taken to build. Within this section of the ABM, decisions are made about how to change behaviours, influence is acted upon and connections to other nodes are reconfigured; since the social network provides the framework within which the agents act, a lot of the ability to tune the model arises through various aspects of the agent. It is split into two sections: <text:span text:style-name="T2">attributes</text:span>, the data that defines the agent and by extension, the human, and <text:span text:style-name="T2">actions </text:span>which are the functions that an agent can perform in a simulation step.</text:p>
          <text:p text:style-name="P56">The basic principle for the agent is that within their <text:span text:style-name="T2">local neighbourhood</text:span>, i.e. the nodes that surround them, influence is used to generate an 'ideal person'. This figure is a set of attributes that is effectively the average of this neighbourhood and to which the agent in question would consider the ideal. Using both these attributes and a number of metrics about the surroundings, the agent then follows a <text:span text:style-name="T2">decision tree</text:span> which provides the chance for an attribute change. On the back of this, the agent can then reconfigure their social connections based on their current attributes, scoring themselves against others in their neighbourhood.</text:p>
          <text:p text:style-name="P56">Throughout the development of the model, testing was carried out by running the simulation on a scale-free graph and observing how it behaved. In general, the expected behaviour was for the network to avoid collapsing into a feedback loop and a high average clustering coefficient whilst there being some change within the graph. This was considered to be a display of a balanced model, which is an aim of the project – an example of both a balanced and imbalanced model can be seen in <text:span text:style-name="T6">FIGURES X, Y, Z</text:span></text:p>
          <text:p text:style-name="P58">FIGURE X – BASELINE</text:p>
          <text:p text:style-name="P58">FIGURE Y – BALANCED</text:p>
          <text:p text:style-name="P58">FIGURE Z - IMBALANCED</text:p>
          <text:p text:style-name="P40">Attributes</text:p>
        </text:list-header>
      </text:list>
      <text:p text:style-name="P47">A number of attributes were considered with the intention of modelling human smoking behaviour as accurately as possible, however this is a difficult notion due to the lack of detailed information relating about smoking cessation. A large part of the information that does exist, such as NHS statistics [<text:span text:style-name="T6">ref</text:span>], is based on survey information which in turn may bring an element of bias. Generally speaking, the attributes were added on an ad-hoc basis in the early stages of development; once an idea of the kind of factors involved in smoking cessation were known through research, specific ones were implemented on the basis of simplicity and usefulness within the model.</text:p>
      <text:p text:style-name="P47"><text:soft-page-break/>Initially, a number of attributes were considered that extended the smoking cessation decisions into areas of lifestyle such as alcohol consumption [<text:span text:style-name="T6">ref malay</text:span>] and stress. Early on in development, it was decided to avoid using these since the methods to simplify and represent them would remove a large part of the usefulness – for example, representing stress would require two functions, one to map produce values for stress caused externally to the system and one for stress as a result of the actions chosen. This is a complicated endeavour since modelling stress in itself is field worthy of research. A similar decision was made for alcohol consumption as attempting to model factors such as social smoking when under the influence of alcohol is difficult and again could be the focus of a modelling project itself.</text:p>
      <text:p text:style-name="P47">The attributes chosen for the agent can be seen in <text:span text:style-name="T6">table</text:span> <text:span text:style-name="T38">X. </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2">Name</text:p>
          </table:table-cell>
          <table:table-cell table:style-name="Table2.A1" office:value-type="string">
            <text:p text:style-name="P62">Type</text:p>
          </table:table-cell>
          <table:table-cell table:style-name="Table2.A1" office:value-type="string">
            <text:p text:style-name="P62">Lower of Range Represents</text:p>
          </table:table-cell>
          <table:table-cell table:style-name="Table2.D1" office:value-type="string">
            <text:p text:style-name="P62">Upper of Range Represents</text:p>
          </table:table-cell>
        </table:table-row>
        <table:table-row>
          <table:table-cell table:style-name="Table2.A2" office:value-type="string">
            <text:p text:style-name="P62">IsSmoker</text:p>
          </table:table-cell>
          <table:table-cell table:style-name="Table2.A2" office:value-type="string">
            <text:p text:style-name="P62">Boolean</text:p>
          </table:table-cell>
          <table:table-cell table:style-name="Table2.A2" office:value-type="string">
            <text:p text:style-name="P62">False – does not smoke</text:p>
          </table:table-cell>
          <table:table-cell table:style-name="Table2.D2" office:value-type="string">
            <text:p text:style-name="P62">True - smokes</text:p>
          </table:table-cell>
        </table:table-row>
        <table:table-row>
          <table:table-cell table:style-name="Table2.A2" office:value-type="string">
            <text:p text:style-name="P62">willpower</text:p>
          </table:table-cell>
          <table:table-cell table:style-name="Table2.A2" office:value-type="string">
            <text:p text:style-name="P62">Double</text:p>
          </table:table-cell>
          <table:table-cell table:style-name="Table2.A2" office:value-type="string">
            <text:p text:style-name="P62">0 – has no resistance to change</text:p>
          </table:table-cell>
          <table:table-cell table:style-name="Table2.D2" office:value-type="string">
            <text:p text:style-name="P62">1 – has high resistance to change</text:p>
          </table:table-cell>
        </table:table-row>
        <table:table-row>
          <table:table-cell table:style-name="Table2.A2" office:value-type="string">
            <text:p text:style-name="P62">health</text:p>
          </table:table-cell>
          <table:table-cell table:style-name="Table2.A2" office:value-type="string">
            <text:p text:style-name="P62">Double</text:p>
          </table:table-cell>
          <table:table-cell table:style-name="Table2.A2" office:value-type="string">
            <text:p text:style-name="P62">0 – is of very poor health e.g. has disease</text:p>
          </table:table-cell>
          <table:table-cell table:style-name="Table2.D2" office:value-type="string">
            <text:p text:style-name="P62">1 – is of perfect health</text:p>
          </table:table-cell>
        </table:table-row>
        <table:table-row>
          <table:table-cell table:style-name="Table2.A2" office:value-type="string">
            <text:p text:style-name="P62">smokedPerDay</text:p>
          </table:table-cell>
          <table:table-cell table:style-name="Table2.A2" office:value-type="string">
            <text:p text:style-name="P62">Integer</text:p>
          </table:table-cell>
          <table:table-cell table:style-name="Table2.A2" office:value-type="string">
            <text:p text:style-name="P62">0 – no cigarettes per day</text:p>
          </table:table-cell>
          <table:table-cell table:style-name="Table2.D2" office:value-type="string">
            <text:p text:style-name="P62">70 – 70 cigarettes per day</text:p>
          </table:table-cell>
        </table:table-row>
        <table:table-row>
          <table:table-cell table:style-name="Table2.A2" office:value-type="string">
            <text:p text:style-name="P62">givingUp</text:p>
          </table:table-cell>
          <table:table-cell table:style-name="Table2.A2" office:value-type="string">
            <text:p text:style-name="P62">Boolean</text:p>
          </table:table-cell>
          <table:table-cell table:style-name="Table2.A2" office:value-type="string">
            <text:p text:style-name="P62">False – is not giving up smoking</text:p>
          </table:table-cell>
          <table:table-cell table:style-name="Table2.D2" office:value-type="string">
            <text:p text:style-name="P62">True – is giving up smoking</text:p>
          </table:table-cell>
        </table:table-row>
        <table:table-row>
          <table:table-cell table:style-name="Table2.A2" office:value-type="string">
            <text:p text:style-name="P62">giveUpAttempts</text:p>
          </table:table-cell>
          <table:table-cell table:style-name="Table2.A2" office:value-type="string">
            <text:p text:style-name="P62">Integer</text:p>
          </table:table-cell>
          <table:table-cell table:style-name="Table2.A2" office:value-type="string">
            <text:p text:style-name="P62">0 – No previous attempts at giving up</text:p>
          </table:table-cell>
          <table:table-cell table:style-name="Table2.D2" office:value-type="string">
            <text:p text:style-name="P62">No upper limit</text:p>
          </table:table-cell>
        </table:table-row>
        <table:table-row>
          <table:table-cell table:style-name="Table2.A2" office:value-type="string">
            <text:p text:style-name="P62">stepsSinceGiveUp</text:p>
          </table:table-cell>
          <table:table-cell table:style-name="Table2.A2" office:value-type="string">
            <text:p text:style-name="P62">Integer</text:p>
          </table:table-cell>
          <table:table-cell table:style-name="Table2.A2" office:value-type="string">
            <text:p text:style-name="P62">0 – No simulation steps since giving up began/is not giving up</text:p>
          </table:table-cell>
          <table:table-cell table:style-name="Table2.D2" office:value-type="string">
            <text:p text:style-name="P62">500 – simulation steps since giving up began </text:p>
          </table:table-cell>
        </table:table-row>
        <table:table-row>
          <table:table-cell table:style-name="Table2.A2" office:value-type="string">
            <text:p text:style-name="P62">sociable</text:p>
          </table:table-cell>
          <table:table-cell table:style-name="Table2.A2" office:value-type="string">
            <text:p text:style-name="P62">Double</text:p>
          </table:table-cell>
          <table:table-cell table:style-name="Table2.A2" office:value-type="string">
            <text:p text:style-name="P62">0 – is a social recluse</text:p>
          </table:table-cell>
          <table:table-cell table:style-name="Table2.D2" office:value-type="string">
            <text:p text:style-name="P62">1 – is an extrovert</text:p>
          </table:table-cell>
        </table:table-row>
        <table:table-row>
          <table:table-cell table:style-name="Table2.A2" office:value-type="string">
            <text:p text:style-name="P62">influenceability</text:p>
          </table:table-cell>
          <table:table-cell table:style-name="Table2.A2" office:value-type="string">
            <text:p text:style-name="P62">Double</text:p>
          </table:table-cell>
          <table:table-cell table:style-name="Table2.A2" office:value-type="string">
            <text:p text:style-name="P62">0 – is not easily influenced</text:p>
          </table:table-cell>
          <table:table-cell table:style-name="Table2.D2" office:value-type="string">
            <text:p text:style-name="P62">1 – is easily influenced</text:p>
          </table:table-cell>
        </table:table-row>
      </table:table>
      <text:p text:style-name="P47">The most basic attribute is that of <text:span text:style-name="T2">isSmoker</text:span>, which simply shows if an agent is currently a smoker or not. This is coupled with <text:span text:style-name="T2">smokedPerDay</text:span>, representing the number of cigarettes smoked per day, form the fundamental smoking behaviour for the model. The number smoked per day is very important since statistics indicate that heavy smokers, those smoking over 20 cigarettes a day, are less likely to quit than lighter smokers [<text:span text:style-name="T6">ref NHS</text:span>] and as such, this is crucial in deciding if an agent should give up. As can be seen in the table, there is an upper cap on this value; since feedback loops are almost inevitable in the system <text:s/>- and may be natural in real-world networks – this cap prevents one feedback loop causing excessive damage to the rest of the environment. In early tests without the cap, it was not uncommon for agents to be smoking upwards of 1000 cigarettes per day due to a few nodes influencing others with their higher than average smoking rates, in turn spreading this <text:soft-page-break/>throughout the network. Although the cap is artificial, it in some way maps to a physical and reasonable limit of cigarettes smokeable in a day.</text:p>
      <text:p text:style-name="P47">Health is another important inclusion as the quality of someones health impacts their views of smoking and their likeliness to continue [<text:span text:style-name="T6">ref NHS</text:span>]. Although only a basic method of including health in the model, using a value between 0 and 1 means that it can act in a similar manner as a probability. In a commercial model, this attribute could be implemented in a much more detailed way, including types of illness, how developed an illness is and a more accurate function of how health quality changes over time. There is a strong interplay between the status of the agent as a smoker and the change in health. Since the health in this model is in respect to smoking-related illness, being a smoker decreases health slightly on each turn, whereas being a non-smoker increases it. </text:p>
      <text:p text:style-name="P47">Three separate attributes handle the process of giving up. As indicated in the research for this project, those who are in the process of giving up smoking are likely to relapse and restart smoking [<text:span text:style-name="T6">ref NHS</text:span>] and being able to incorporate for how long someone has been giving up models the process more accurately. The <text:span text:style-name="T2">isGivingUp</text:span> field stores whether an agent is in the process of giving up, and can only be <text:span text:style-name="T2">true</text:span> when that individual is not a smoker. Furthermore, to simulate the giving up period, <text:span text:style-name="T2">stepsSinceGiveUp</text:span> is set to 0 whenever a giving up attempt is started and incremented on every simulation step. Obviously, a point arises where the individual no longer considers themselves to no longer be someone 'giving up' and instead just a non-smoker. The simulation does this by limiting the number of steps someone 'gives up' for, and at that point sets <text:span text:style-name="T2">isGivingUp </text:span>to <text:span text:style-name="T2">false </text:span>so that the effect of attempting to quit no longer impacts on the choice to relapse into smoking. A final aspect is that of the number of attempts at giving up someone has – again indicated by the NHS statistics, those who have attempted to give up smoking and failed before are more likely to fail again [<text:span text:style-name="T6">ref NHS</text:span>]. By tallying the number of giving up attempts to date (incremented every time an agent changes <text:span text:style-name="T2">isSmoker</text:span> from <text:span text:style-name="T2">false</text:span> to <text:span text:style-name="T2">true</text:span>) this can be factored in to the decision tree.</text:p>
      <text:p text:style-name="P47">The final attributes are those of sociability and <text:span text:style-name="T2">influenceability</text:span>, or how easy the person is influenced. Again values between 0 and 1, the former attempts to represent some aspect of willingness to form new social connections. Although not directly related to smoking cessation, it adds an individual trait to agents when it comes to reconfiguring their connections. The latter is used as an extra factor in deciding when agents change their behaviour, i.e. give up/begin smoking, to model the idea that in order for those who reject most influence would require a lot of sustained pressure to take on the influenced behaviour. In addition to this, it provides two extra attributes for comparison of agents, specifically in terms of assessing similarity as sociable people are more likely to interact with others who are also sociable [<text:span text:style-name="T6">ref</text:span>?]. </text:p>
      <text:p text:style-name="P41">Actions</text:p>
      <text:p text:style-name="P47">In regards to the 'rules' section of this agent, there are three parts to each simulation step. First, the agent calculates a series of <text:span text:style-name="T2">metrics</text:span> in regards to its surrounding nodes, then uses these as part of a decision process organised into a <text:span text:style-name="T2">decision tree. </text:span>This allows the agent a chance to modify its own attributes and from there reconfigure its connections to other nodes, if necessary. </text:p>
      <text:p text:style-name="P55">Neighbourhood</text:p>
      <text:p text:style-name="P57"><text:span text:style-name="T26">In the network, every agent connected to one or more other node has a </text:span><text:span text:style-name="T3">neighbourhood.</text:span><text:span text:style-name="T26"> This is defined to be the set of nodes that can be reached within </text:span><text:span text:style-name="T3">n </text:span><text:span text:style-name="T26">hops, where </text:span><text:span text:style-name="T3">n </text:span><text:span text:style-name="T26">is a parameter to the simulation. Through the development process, it was shown that the value of </text:span><text:span text:style-name="T3">n </text:span><text:span text:style-name="T26">affects </text:span><text:soft-page-break/><text:span text:style-name="T26">the result of the simulation and depends on the size of the graph – examples of this can be seen in </text:span><text:span text:style-name="T28">FIGURE X, </text:span><text:span text:style-name="T26">where </text:span><text:span text:style-name="T3">n=2 </text:span><text:span text:style-name="T26">stays stable compared to the clustering of </text:span><text:span text:style-name="T3">n=3</text:span><text:span text:style-name="T26">. </text:span><text:span text:style-name="T28">TABLE X shows the </text:span><text:span text:style-name="T26">metrics calculated in this stage.</text:span></text:p>
      <text:p text:style-name="P59"><text:span text:style-name="T26">FIG X – </text:span><text:span text:style-name="T3">diags for network crunching etc</text:span></text:p>
      <text:p text:style-name="P57"><text:span text:style-name="T26">Aside from the 'ideal figure' attributes that are calculated for the current agent, a number of figures that describe the current basic state of those in the neighbourhood are calculated. Percentages of smokers and those giving up are particularly useful in creating the effect of peer-pressure within decisions and are also a possible representation of what the agent would be surrounded by in their life. This can be furthered by including the influence of the nodes into these percentages, which can be seen in </text:span><text:span text:style-name="T28">FIGURE Y </text:span><text:span text:style-name="T26">which enables the system to attempt to model situations where a person's susceptibility to peer pressure depends on how influential those surrounding them are; should they be of low influence, it is unlikely that the person would adopt a behaviour that they are displaying.</text:span></text:p>
      <text:p text:style-name="P59"><text:span text:style-name="T26">FIG Y – </text:span><text:span text:style-name="T3">comparison of normal and influence percentage</text:span></text:p>
      <text:p text:style-name="P57"><text:span text:style-name="T26">As described previously, the compound influence across a multi-hop route can be calculated so from this, the influence to each node within the neighbourhood can be given. Using this information, the 'ideal figure' for this neighbourhood is then produced using </text:span><text:span text:style-name="T3">influenced attributes </text:span><text:span text:style-name="T26">by effectively averaging attributes over all of the nodes in the neighbourhood. The way in which influence attributes are calculated is slightly different for booleans but in general, the formula in </text:span><text:span text:style-name="T28">FIGURE Y</text:span><text:span text:style-name="T26"> is used. Booleans instead have values of </text:span><text:span text:style-name="T3">true</text:span><text:span text:style-name="T26"> mapped to 1 and </text:span><text:span text:style-name="T3">false</text:span><text:span text:style-name="T26"> to -1 to allow for influence to be worked into the 'ideal figure'. Once summed over the whole neighbourhood, a negative value indicates </text:span><text:span text:style-name="T3">false</text:span><text:span text:style-name="T26"> and positive </text:span><text:span text:style-name="T3">true.</text:span><text:span text:style-name="T26"> Notice that the sum of </text:span><text:span text:style-name="T3">influence * attribute</text:span><text:span text:style-name="T26"> is divided by the total influence, not the number of nodes. This is because, through experimentation, division by the number of nodes resulted in very low values for influenced attributes whereas using the sum of influence gave typically more reasonable figures. Due to this, it is less a straight average, instead more of a weighed one based on the influence of a node. It should be noted that this will never exceed the values that would be generated by simply averaging out attributes since that would be a case where all nodes were at an influence of 1.</text:span><text:span text:style-name="T28">DOUBLE CHECK THIS. </text:span><text:span text:style-name="T26"><text:s/>Another point to note is that when calculating with </text:span><text:span text:style-name="T3">smokedPerDay</text:span><text:span text:style-name="T26">, cases of non-smokers (and in turn those who smoke no cigarettes) were excluded to avoid artificially lowering the average. </text:span></text:p>
      <text:p text:style-name="P57"><text:span text:style-name="T28"><text:s/></text:span></text:p>
      <table:table table:name="Table1" table:style-name="Table1">
        <table:table-column table:style-name="Table1.A"/>
        <table:table-column table:style-name="Table1.B"/>
        <table:table-column table:style-name="Table1.C"/>
        <table:table-row>
          <table:table-cell table:style-name="Table1.A1" office:value-type="string">
            <text:p text:style-name="P62">Name</text:p>
          </table:table-cell>
          <table:table-cell table:style-name="Table1.A1" office:value-type="string">
            <text:p text:style-name="P62">Type</text:p>
          </table:table-cell>
          <table:table-cell table:style-name="Table1.A1" office:value-type="string">
            <text:p text:style-name="P62">Represents</text:p>
          </table:table-cell>
        </table:table-row>
        <table:table-row>
          <table:table-cell table:style-name="Table1.A2" office:value-type="string">
            <text:p text:style-name="P62">infIsSmokerVal</text:p>
          </table:table-cell>
          <table:table-cell table:style-name="Table1.A2" office:value-type="string">
            <text:p text:style-name="P62">Double</text:p>
          </table:table-cell>
          <table:table-cell table:style-name="Table1.A2" office:value-type="string">
            <text:p text:style-name="P62">The calculated influenced attribute of <text:span text:style-name="T2">isSmoker</text:span><text:span text:style-name="T5">, with &lt; 0 being </text:span><text:span text:style-name="T2">false </text:span><text:span text:style-name="T5">and &gt; 0 being </text:span><text:span text:style-name="T2">true.</text:span></text:p>
          </table:table-cell>
        </table:table-row>
        <table:table-row>
          <table:table-cell table:style-name="Table1.A2" office:value-type="string">
            <text:p text:style-name="P62">infIsSmoker</text:p>
          </table:table-cell>
          <table:table-cell table:style-name="Table1.A2" office:value-type="string">
            <text:p text:style-name="P62">Boolean</text:p>
          </table:table-cell>
          <table:table-cell table:style-name="Table1.A2" office:value-type="string">
            <text:p text:style-name="P62">A boolean value representing the outcome of <text:span text:style-name="T2">infIsSmokerVal</text:span></text:p>
          </table:table-cell>
        </table:table-row>
        <table:table-row>
          <table:table-cell table:style-name="Table1.A2" office:value-type="string">
            <text:p text:style-name="P62">infHealth</text:p>
          </table:table-cell>
          <table:table-cell table:style-name="Table1.A2" office:value-type="string">
            <text:p text:style-name="P62">Double</text:p>
          </table:table-cell>
          <table:table-cell table:style-name="Table1.A2" office:value-type="string">
            <text:p text:style-name="P62">The influenced attribute of <text:span text:style-name="T2">health</text:span></text:p>
          </table:table-cell>
        </table:table-row>
        <table:table-row>
          <table:table-cell table:style-name="Table1.A2" office:value-type="string">
            <text:p text:style-name="P62">infWillpower</text:p>
          </table:table-cell>
          <table:table-cell table:style-name="Table1.A2" office:value-type="string">
            <text:p text:style-name="P62">Double</text:p>
          </table:table-cell>
          <table:table-cell table:style-name="Table1.A2" office:value-type="string">
            <text:p text:style-name="P62">The influenced attribute of <text:span text:style-name="T2">willpower</text:span></text:p>
          </table:table-cell>
        </table:table-row>
        <table:table-row>
          <table:table-cell table:style-name="Table1.A2" office:value-type="string">
            <text:p text:style-name="P62">infCigPerDay</text:p>
          </table:table-cell>
          <table:table-cell table:style-name="Table1.A2" office:value-type="string">
            <text:p text:style-name="P62">Double</text:p>
          </table:table-cell>
          <table:table-cell table:style-name="Table1.A2" office:value-type="string">
            <text:p text:style-name="P62">The influenced attribute of s<text:span text:style-name="T2">mokedPerDay</text:span></text:p>
          </table:table-cell>
        </table:table-row>
        <table:table-row>
          <table:table-cell table:style-name="Table1.A2" office:value-type="string">
            <text:p text:style-name="P62">avgCigPerDay</text:p>
          </table:table-cell>
          <table:table-cell table:style-name="Table1.A2" office:value-type="string">
            <text:p text:style-name="P62">Double</text:p>
          </table:table-cell>
          <table:table-cell table:style-name="Table1.A2" office:value-type="string">
            <text:p text:style-name="P62">The average of all non-zero <text:span text:style-name="T2">smokedPerDay </text:span><text:span text:style-name="T5">values in the </text:span><text:soft-page-break/><text:span text:style-name="T5">neighbourhood.</text:span></text:p>
          </table:table-cell>
        </table:table-row>
        <table:table-row>
          <table:table-cell table:style-name="Table1.A2" office:value-type="string">
            <text:p text:style-name="P62">pcSmokes</text:p>
          </table:table-cell>
          <table:table-cell table:style-name="Table1.A2" office:value-type="string">
            <text:p text:style-name="P62">Double</text:p>
          </table:table-cell>
          <table:table-cell table:style-name="Table1.A2" office:value-type="string">
            <text:p text:style-name="P62">The percentage of neighbours who smoke</text:p>
          </table:table-cell>
        </table:table-row>
        <table:table-row>
          <table:table-cell table:style-name="Table1.A2" office:value-type="string">
            <text:p text:style-name="P62">pcGivingUp</text:p>
          </table:table-cell>
          <table:table-cell table:style-name="Table1.A2" office:value-type="string">
            <text:p text:style-name="P62">Double</text:p>
          </table:table-cell>
          <table:table-cell table:style-name="Table1.A2" office:value-type="string">
            <text:p text:style-name="P62">The percentage of neighbours who are giving up smoking (and are not just non-smokers)</text:p>
          </table:table-cell>
        </table:table-row>
        <table:table-row>
          <table:table-cell table:style-name="Table1.A2" office:value-type="string">
            <text:p text:style-name="P62">infPcSmokes</text:p>
          </table:table-cell>
          <table:table-cell table:style-name="Table1.A2" office:value-type="string">
            <text:p text:style-name="P62">Double</text:p>
          </table:table-cell>
          <table:table-cell table:style-name="Table1.A2" office:value-type="string">
            <text:p text:style-name="P62">The influenced percentage of neighbours who smoke</text:p>
          </table:table-cell>
        </table:table-row>
        <table:table-row>
          <table:table-cell table:style-name="Table1.A2" office:value-type="string">
            <text:p text:style-name="P62">infPcGivingUp</text:p>
          </table:table-cell>
          <table:table-cell table:style-name="Table1.A2" office:value-type="string">
            <text:p text:style-name="P62">Double</text:p>
          </table:table-cell>
          <table:table-cell table:style-name="Table1.A2" office:value-type="string">
            <text:p text:style-name="P62">The influenced percentage of neighbours who are giving up</text:p>
          </table:table-cell>
        </table:table-row>
      </table:table>
      <text:p text:style-name="P57"><text:span text:style-name="T28"/></text:p>
      <text:p text:style-name="P55">Decision Tree</text:p>
      <text:p text:style-name="P55"><text:span text:style-name="T26">In order to change their own attribute values, an agent must go through a series of decisions to choose which value to change. The aim of this approach is to model a human decision making process in a logical and maintainable way, so that decisions can be rearranged, inserted or removed easily. Throughout the development, a major focus was to uphold balance within the tree. This means that where possible, feedback loops causing extreme attribute values should be minimised and excessive clustering within the network should be avoided. Both of these had to be monitored by testing different versions of the decision tree, with changes being made as necessary.</text:span></text:p>
      <text:p text:style-name="P54"><text:span text:style-name="T26">Discuss balancing within tree</text:span></text:p>
      <text:p text:style-name="P55"><text:span text:style-name="T26">To begin with, an approach was taken to combine a number of attributes into calculations that can be seen in </text:span><text:span text:style-name="T28">FIGURE Z, giving the tree in FIGURE A. </text:span><text:span text:style-name="T26">Generally, the tree was kept fairly shallow in favour of producing values similar to </text:span><text:span text:style-name="T3">probabilities </text:span><text:span text:style-name="T26">or </text:span><text:span text:style-name="T3">range checks</text:span><text:span text:style-name="T26">. For example, in </text:span><text:span text:style-name="T28">Figure Z, (b) </text:span><text:span text:style-name="T26">shows how the decision is made based on whether the agent attributes are within 10% of the influenced attributes – if so, the number of cigarettes smoked is adjusted. </text:span></text:p>
      <text:p text:style-name="P55"><text:span text:style-name="T26"/></text:p>
      <text:p text:style-name="P54"><text:span text:style-name="T26">V0.9 IS WHEN THE DEC-TREE CHANGWS!!!+!+!+</text:span></text:p>
      <text:p text:style-name="P54"><text:span text:style-name="T26">FIGURE Z </text:span><text:span text:style-name="T3">initial probability calcs</text:span></text:p>
      <text:p text:style-name="P47">It was realised that the decision tree using combinations of attributes in decision probabilities, extra complexity was added since it was not clear exactly which attributes are causing different effects. Since a substantial part of this project is to understand what the model is showing, difficulty in isolating attributes and judging their effects is problematic. Due to this, the decision tree was heavily separated out into single attribute decisions that lead into one another. The kind of transformation that took place can be seen from <text:span text:style-name="T6">FIGURE A </text:span>to <text:span text:style-name="T6">FIGURE B</text:span>, where each separate part of the combined decision is put into a 'level' of the new tree. By doing this, not only is the tree much more structured and manageable this way, but decisions can be traced through each branch, revealing how different set-ups can affect the decision making.</text:p>
      <text:p text:style-name="P51">Figure A – combined decision</text:p>
      <text:p text:style-name="P51">Figure B – separated decision</text:p>
      <text:list xml:id="list1677388495" text:continue-numbering="true" text:style-name="L3">
        <text:list-item>
          <text:list>
            <text:list-item>
              <text:list>
                <text:list-item>
                  <text:p text:style-name="P32"><text:soft-page-break/>Adjusting attributes</text:p>
                </text:list-item>
                <text:list-item>
                  <text:p text:style-name="P32">initial combination of attributes</text:p>
                </text:list-item>
                <text:list-item>
                  <text:p text:style-name="P32">made it difficult to adjust</text:p>
                </text:list-item>
                <text:list-item>
                  <text:p text:style-name="P34">attribute adjust</text:p>
                </text:list-item>
                <text:list-item>
                  <text:p text:style-name="P34">talk about balance</text:p>
                </text:list-item>
              </text:list>
            </text:list-item>
          </text:list>
        </text:list-item>
      </text:list>
      <text:p text:style-name="P55"><text:span text:style-name="T26">The final decision tree can be seen in figures </text:span><text:span text:style-name="T28">X AND Y</text:span><text:span text:style-name="T26">. All branches eventually arrive at one of two final decisions, shown in </text:span><text:span text:style-name="T28">FIGURE B</text:span><text:span text:style-name="T26">; one decision is to either give up smoking or adjust how many the agent smokes per day, and the other is to begin smoking or adjust their willpower value. Different thresholds can be provided to these decisions in that if the threshold is exceeded, the agent will give up smoking/begin smoking. For the </text:span><text:span text:style-name="T3">giving up </text:span><text:span text:style-name="T26">decision Although this simplifies the decision-making process beyond that of human cognition, it allows a basic model of peer pressure </text:span><text:span text:style-name="T28">djdjdjdjdj</text:span></text:p>
      <text:p text:style-name="P55"><text:span text:style-name="T26">Also to note is the inclusion of an irrational choice – this is to add a human characteristic into the simulation and introduce a small element of unpredictability. The probability of an irrational choice is a simulation parameter so can be changed easily. Importantly, the probability of an irrational choice should relate to the number of nodes in the network, since if the probability is kept the same a higher number of nodes, each making a decision every turn, will result in more irrational choices. The method of inclusion is to simply override the decision in question by logically or-ing it with a function that returns if an irrational choice is to happen. This function is a uniform random decimal number generator, only returning </text:span><text:span text:style-name="T3">true</text:span><text:span text:style-name="T26"> when the random number is less than the probability. </text:span></text:p>
      <text:p text:style-name="P54"><text:span text:style-name="T26">FIGURE X AND Y</text:span><text:span text:style-name="T27"> </text:span><text:span text:style-name="T26">tree separated into two</text:span></text:p>
      <text:p text:style-name="P54"><text:span text:style-name="T26">FIGURE B – end decisions</text:span></text:p>
      <text:p text:style-name="P54"><text:span text:style-name="T26">FIGURE C – table of attribute changes &amp; where they happen</text:span></text:p>
      <text:p text:style-name="P54"><text:span text:style-name="T26">FIGURE E – table of decisions &amp; whether they have an irrational choice.</text:span></text:p>
      <text:p text:style-name="P55">Reconfiguring</text:p>
      <text:p text:style-name="P47">The final stage of the agent actions is to reconfigure their connections to the neighbourhood. By this stage, the agent has assessed the neighbourhood and made changes to their attributes where appropriate so based on this new information, the agent can now look for any relationships to others who are now too dissimilar or for new matchings that are closer to their interests. From the initial research and development stage of the project, the chosen method of comparing agents was to generate a scoring algorithm. This way, any two agents could be compared at any point and a figure to represent their similarity produced. </text:p>
      <text:p text:style-name="P47">Different attributes will have different weightings when it comes to comparing agents. As the algorithm is intended to imitate the process of a human looking to their circle of connections for other similar people, someone's willpower is likely to have less impact than whether they have the same smoking behaviours. To account for this, the scoring algorithm uses different score values for each attribute – this can be seen in <text:span text:style-name="T6">TABLE X. </text:span>Another factor in the weighting is that of how the difference is scored. The algorithm offers three options, the formulas for which can be seen in <text:span text:style-name="T6">FIGURE X</text:span>: percentage difference, attribute comparison and linear scoring. </text:p>
      <text:p text:style-name="P47"><text:soft-page-break/><text:span text:style-name="T2">Percentage difference </text:span>is most commonly used since it provides a scaled score within one interval plus and minus of the current agent's attribute score. Obviously this means slightly different things for different attributes but in general, the higher scoring someone is in an attribute, the more accepting they are of others; an example might be that light smokers would consider someone who smokes a few more cigarettes a day more to be of similar difference to themselves as a heavy smoker would to someone who smokes half their intake. <text:span text:style-name="T2">Attribute comparison</text:span> is a more straightforward mechanism, simply handing out an amount of points should two attributes be the same, or in the case of <text:span text:style-name="T2">stepsSinceGiveUp</text:span>, below a certain value. Finally, <text:span text:style-name="T2">linear scoring</text:span> is only used by <text:span text:style-name="T2">influenceability</text:span> and is a way to incorporate the susceptibility of someone to peer pressure into the score. No scoring is done against the other agent for <text:span text:style-name="T2">linear scoring</text:span>, since it is based on the attributes of the current agent only. A disadvantage of this method is that it greatly simplifies what humans might look for in social ties as it assumes that they are only interested in those who behave similarly. Obviously this is not the case in reality though for the sake of avoiding modelling this connection seeking in a high level of detail, the assumption will stand for the project. If required, the scoring method could be substituted for one which accounts for one which handles the interplay of personality in a more detailed manner.</text:p>
      <text:p text:style-name="P51">TABLE X – lists attribute, max score, min score, comparison type, </text:p>
      <text:p text:style-name="P51">FIGURE X- pct diff formula, attribute comparison &amp; linear scoring.</text:p>
      <text:list xml:id="list1574287526" text:continue-list="list7942256760379684226" text:style-name="L5">
        <text:list-header>
          <text:p text:style-name="P48">Once a score has been calculated and normalised to between 0 and 1, this can be used to determine if the two agents should form a connection, remove an existing one or do nothing. The method for this is to have two simulation parameters, <text:span text:style-name="T2">ConnectionScoreRemoveBound</text:span> and <text:span text:style-name="T2">ConnectionScoreAddBound, </text:span>which dictate the boundaries for action to be taken. The remove boundary must be lower than the add and if the score is below this value, the edge is remove. Should the agent score be above the add boundary, then the edge is added. New edges have their influence set through a normal distribution with a mean of <text:span text:style-name="T6">FIG A. </text:span>0.5 is deducted to avoid the mean exceeding 1, but also serves to move the value from one above the boundary (meaning if the score was set to be the influence mean, all edges would probably be of high influence), to a more central position. Experimentation has shown this to give a more reasonable distribution of influences.</text:p>
          <text:p text:style-name="P48"><text:span text:style-name="T6">FIG A – formula for adding edge ND</text:span> </text:p>
          <text:p text:style-name="P48">It should be noted that as part of the effort to keep the model balanced, limits were imposed on the number of connections that each node can have. Should another edge be added when the node has reached its limit, the lowest influence edge is removed in favour of the new connection. Once again, the limit a simulation parameter so can be changed to investigate the effects that is has, though testing indicated that it helped avoid clustering and excessive connection-forming with other nodes. Especially important in this area is the boundary values. By lowering the upper bound to 0.65, the graph significantly increased its chance to become very dense and turn into a tight cluster, whereas a raising it to 0.7 maintained a much better balance and avoided the clustering, as seen in <text:span text:style-name="T6">FIGURE Y</text:span>. </text:p>
          <text:p text:style-name="P52">FIGURE Y – show mild change in upper bound</text:p>
          <text:p text:style-name="P48">In order to introduce external influences to a neighbourhood, every agent has a small chance to form a random connection to some other agent in the graph. This is deliberately set to have a very low occurrence rate as testing showed that setting the probability to be any more than 0.00<text:span text:style-name="T2">2% of sociability</text:span> lead to regular addition of edges, effectively rendering the scoring algorithm useless and resulting in an incredibly dense graph. By making this a rare event, it attempts to model the day-to-day chance of a new influence entering a <text:soft-page-break/>human's life i.e. that of meeting a new person or taking on a new role-model. Over the course of the simulation, there is a chance that nodes may become disconnected from others. As it is slightly unrealistic for humans to have absolutely no social connections, the model reconnects them to a random node in the network with a 30% chance of connection. This is not a certain reconnection since to reach a disconnected state, the edge must have held attributes such that it fell below the removal boundary of its neighbour nodes.</text:p>
        </text:list-header>
      </text:list>
      <text:list xml:id="list1775604672" text:continue-list="list1677388495" text:style-name="L3">
        <text:list-item>
          <text:list>
            <text:list-item>
              <text:p text:style-name="P33">Setting attribute values</text:p>
              <text:list>
                <text:list-item>
                  <text:p text:style-name="P31">ND, why?</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CMR10" svg:font-family="CMR10"/>
    <style:font-face style:name="OpenSymbol" svg:font-family="OpenSymbol"/>
    <style:font-face style:name="ArialMT" svg:font-family="ArialMT" style:font-family-generic="swiss"/>
    <style:font-face style:name="Monaco" svg:font-family="Monac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905cm" text:min-label-width="0.635cm"/>
      </text:list-level-style-bullet>
      <text:list-level-style-bullet text:level="3" text:style-name="RTF_5f_Num_20_2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bullet text:level="3" text:style-name="RTF_5f_Num_20_3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227</meta:editing-cycles>
    <meta:creation-date>2013-03-25T16:03:00</meta:creation-date>
    <dc:date>2013-04-11T01:35:32</dc:date>
    <meta:editing-duration>P4DT19H27M41S</meta:editing-duration>
    <meta:generator>OpenOffice.org/3.4.1$Unix OpenOffice.org_project/341m1$Build-9593</meta:generator>
    <meta:document-statistic meta:table-count="2" meta:image-count="0" meta:object-count="0" meta:page-count="16" meta:paragraph-count="204" meta:word-count="8495" meta:character-count="506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